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802cm" fo:min-width="1.164cm"/>
    </style:style>
    <style:style style:name="gr2" style:family="graphic" style:parent-style-name="standard">
      <style:graphic-properties draw:textarea-horizontal-align="justify" draw:textarea-vertical-align="middle" draw:auto-grow-height="false" fo:min-height="1.405cm" fo:min-width="2.162cm"/>
    </style:style>
    <style:style style:name="gr3" style:family="graphic" style:parent-style-name="standard">
      <style:graphic-properties draw:textarea-horizontal-align="justify" draw:textarea-vertical-align="middle" draw:auto-grow-height="false" fo:min-height="1.405cm" fo:min-width="2.16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04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1.5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54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9cm" fo:min-width="1.7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791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7.25cm" fo:min-width="1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2.352cm" svg:height="1.488cm" svg:x="1.2cm" svg:y="9.309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764cm" svg:height="2.339cm" svg:x="6.61cm" svg:y="2.719cm">
          <text:p text:style-name="P1"><text:span text:style-name="T1">REGLAGE</text:span></text:p>
          <text:p text:style-name="P1"><text:span text:style-name="T1">CLOCK 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6" draw:id="id6" draw:layer="layout" svg:width="3.764cm" svg:height="2.339cm" svg:x="12.49cm" svg:y="2.719cm">
          <text:p text:style-name="P1"><text:span text:style-name="T1">REGLAGE</text:span></text:p>
          <text:p text:style-name="P1"><text:span text:style-name="T1">CLOCK I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5" draw:id="id5" draw:layer="layout" svg:width="3.764cm" svg:height="2.339cm" svg:x="6.61cm" svg:y="6.97cm">
          <text:p text:style-name="P1"><text:span text:style-name="T1">REGLAGE</text:span></text:p>
          <text:p text:style-name="P1"><text:span text:style-name="T1">POW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3.764cm" svg:height="2.339cm" svg:x="6.61cm" svg:y="10.797cm">
          <text:p text:style-name="P1"><text:span text:style-name="T1">REGLAGE</text:span></text:p>
          <text:p text:style-name="P1"><text:span text:style-name="T1">MO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8" draw:id="id8" draw:layer="layout" svg:width="3.764cm" svg:height="2.339cm" svg:x="12.49cm" svg:y="10.797cm">
          <text:p text:style-name="P1"><text:span text:style-name="T1">REGLAGE</text:span></text:p>
          <text:p text:style-name="P1"><text:span text:style-name="T1">TI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3.763cm" svg:height="2.339cm" svg:x="19.547cm" svg:y="10.797cm">
          <text:p text:style-name="P1"><text:span text:style-name="T1">CUISS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3.764cm" svg:height="2.339cm" svg:x="6.61cm" svg:y="15.261cm">
          <text:p text:style-name="P1"><text:span text:style-name="T1">DEFROS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2" draw:layer="layout" draw:type="lines" svg:x1="2.376cm" svg:y1="10.797cm" svg:x2="6.61cm" svg:y2="16.431cm" draw:start-shape="id1" draw:start-glue-point="8" draw:end-shape="id2" draw:end-glue-point="6" svg:d="M2376 10797v502l3733 5132h501" svg:viewBox="0 0 4235 5635">
          <text:p/>
        </draw:connector>
        <draw:connector draw:style-name="gr4" draw:text-style-name="P2" draw:layer="layout" draw:type="lines" svg:x1="3.208cm" svg:y1="10.579cm" svg:x2="6.61cm" svg:y2="11.967cm" draw:start-shape="id1" draw:start-glue-point="9" draw:end-shape="id3" draw:end-glue-point="6" svg:d="M3208 10579v720l2901 668h501" svg:viewBox="0 0 3403 1389">
          <text:p/>
        </draw:connector>
        <draw:connector draw:style-name="gr4" draw:text-style-name="P2" draw:layer="layout" draw:type="lines" svg:x1="2.376cm" svg:y1="9.309cm" svg:x2="6.61cm" svg:y2="3.889cm" draw:start-shape="id1" draw:start-glue-point="4" draw:end-shape="id4" draw:end-glue-point="6" svg:d="M2376 9309v-501l3733-4919h501" svg:viewBox="0 0 4235 5421">
          <text:p/>
        </draw:connector>
        <draw:connector draw:style-name="gr4" draw:text-style-name="P2" draw:layer="layout" draw:type="lines" svg:x1="3.208cm" svg:y1="9.527cm" svg:x2="6.61cm" svg:y2="8.14cm" draw:start-shape="id1" draw:start-glue-point="11" draw:end-shape="id5" draw:end-glue-point="6" svg:d="M3208 9527v-719l2901-668h501" svg:viewBox="0 0 3403 1388">
          <text:p/>
        </draw:connector>
        <draw:connector draw:style-name="gr4" draw:text-style-name="P2" draw:layer="layout" draw:type="lines" svg:x1="10.374cm" svg:y1="3.889cm" svg:x2="12.49cm" svg:y2="3.889cm" draw:start-shape="id4" draw:start-glue-point="10" draw:end-shape="id6" draw:end-glue-point="6" svg:d="M10374 3889h502 1113 501" svg:viewBox="0 0 2117 1">
          <text:p/>
        </draw:connector>
        <draw:connector draw:style-name="gr4" draw:text-style-name="P2" draw:layer="layout" draw:type="lines" draw:line-skew="0cm -5.922cm" svg:x1="16.254cm" svg:y1="3.889cm" svg:x2="26.176cm" svg:y2="10.312cm" draw:start-shape="id6" draw:start-glue-point="10" draw:end-shape="id7" draw:end-glue-point="4" svg:d="M16254 3889h502 9420v6423" svg:viewBox="0 0 9923 6424">
          <text:p/>
        </draw:connector>
        <draw:connector draw:style-name="gr4" draw:text-style-name="P2" draw:layer="layout" draw:type="lines" svg:x1="10.374cm" svg:y1="8.14cm" svg:x2="14.372cm" svg:y2="10.797cm" draw:start-shape="id5" draw:start-glue-point="10" draw:end-shape="id8" draw:end-glue-point="4" svg:d="M10374 8140h502l3496 2155v502" svg:viewBox="0 0 3999 2658">
          <text:p/>
        </draw:connector>
        <draw:connector draw:style-name="gr4" draw:text-style-name="P2" draw:layer="layout" draw:type="lines" svg:x1="10.374cm" svg:y1="11.967cm" svg:x2="12.49cm" svg:y2="11.966cm" draw:start-shape="id3" draw:start-glue-point="10" draw:end-shape="id8" svg:d="M10374 11967h502l1113-1h501" svg:viewBox="0 0 2117 2">
          <text:p/>
        </draw:connector>
        <draw:connector draw:style-name="gr4" draw:text-style-name="P2" draw:layer="layout" draw:type="lines" svg:x1="16.254cm" svg:y1="11.967cm" svg:x2="19.547cm" svg:y2="11.967cm" draw:start-shape="id8" draw:start-glue-point="10" draw:end-shape="id9" draw:end-glue-point="6" svg:d="M16254 11967h502 2289 502" svg:viewBox="0 0 3294 1">
          <text:p/>
        </draw:connector>
        <draw:connector draw:style-name="gr4" draw:text-style-name="P2" draw:layer="layout" draw:type="lines" svg:x1="10.374cm" svg:y1="16.431cm" svg:x2="20.098cm" svg:y2="12.794cm" draw:start-shape="id2" draw:start-glue-point="10" draw:end-shape="id9" draw:end-glue-point="7" svg:d="M10374 16431h502l9222-2794v-843" svg:viewBox="0 0 9725 3638">
          <text:p/>
        </draw:connector>
        <draw:frame draw:style-name="gr5" draw:text-style-name="P3" draw:layer="layout" svg:width="2.927cm" svg:height="1.361cm" svg:x="2.8cm" svg:y="13.839cm">
          <draw:text-box>
            <text:p><text:span text:style-name="T1">defrostBtn</text:span></text:p>
          </draw:text-box>
        </draw:frame>
        <draw:frame draw:style-name="gr6" draw:text-style-name="P3" draw:layer="layout" svg:width="2.334cm" svg:height="0.806cm" svg:x="14.466cm" svg:y="14.999cm">
          <draw:text-box>
            <text:p><text:span text:style-name="T1">startBtn</text:span></text:p>
          </draw:text-box>
        </draw:frame>
        <draw:frame draw:style-name="gr7" draw:text-style-name="P3" draw:layer="layout" svg:width="2.507cm" svg:height="1.361cm" svg:x="16.8cm" svg:y="11.2cm">
          <draw:text-box>
            <text:p><text:span text:style-name="T1">startBtn</text:span></text:p>
          </draw:text-box>
        </draw:frame>
        <draw:connector draw:style-name="gr4" draw:text-style-name="P2" draw:layer="layout" draw:type="lines" draw:line-skew="7.101cm 4.763cm" svg:x1="1.544cm" svg:y1="10.579cm" svg:x2="21.429cm" svg:y2="13.136cm" draw:start-shape="id1" draw:start-glue-point="7" draw:end-shape="id9" draw:end-glue-point="8" svg:d="M1544 10579v7821h19885v-5264" svg:viewBox="0 0 19886 7822">
          <text:p/>
        </draw:connector>
        <draw:frame draw:style-name="gr8" draw:text-style-name="P3" draw:layer="layout" svg:width="2.646cm" svg:height="1.589cm" svg:x="3.964cm" svg:y="10.797cm">
          <draw:text-box>
            <text:p><text:span text:style-name="T1">modeBtn</text:span></text:p>
          </draw:text-box>
        </draw:frame>
        <draw:frame draw:style-name="gr9" draw:text-style-name="P3" draw:layer="layout" svg:width="2.601cm" svg:height="1.361cm" svg:x="10.199cm" svg:y="11.198cm">
          <draw:text-box>
            <text:p><text:span text:style-name="T1">modeBtn</text:span></text:p>
          </draw:text-box>
        </draw:frame>
        <draw:custom-shape draw:style-name="gr10" draw:text-style-name="P2" xml:id="id10" draw:id="id10" draw:layer="layout" svg:width="18.6cm" svg:height="17.6cm" svg:x="5.4cm" svg:y="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352cm" svg:height="1.488cm" svg:x="25cm" svg:y="10.312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2.589cm" svg:height="0.806cm" svg:x="12cm" svg:y="8.14cm">
          <draw:text-box>
            <text:p><text:span text:style-name="T1">powerBtn</text:span></text:p>
          </draw:text-box>
        </draw:frame>
        <draw:frame draw:style-name="gr11" draw:text-style-name="P3" draw:layer="layout" svg:width="2.589cm" svg:height="0.806cm" svg:x="3.611cm" svg:y="7.594cm">
          <draw:text-box>
            <text:p><text:span text:style-name="T1">powerBtn</text:span></text:p>
          </draw:text-box>
        </draw:frame>
        <draw:connector draw:style-name="gr4" draw:text-style-name="P2" draw:layer="layout" draw:type="lines" svg:x1="24cm" svg:y1="10.4cm" svg:x2="25cm" svg:y2="11.056cm" draw:start-shape="id10" draw:start-glue-point="1" draw:end-shape="id7" draw:end-glue-point="6" svg:d="M24000 10400h550l-51 656h501" svg:viewBox="0 0 1001 657">
          <text:p/>
        </draw:connector>
        <draw:frame draw:style-name="gr11" draw:text-style-name="P3" draw:layer="layout" svg:width="2.187cm" svg:height="0.806cm" svg:x="23.213cm" svg:y="9.394cm">
          <draw:text-box>
            <text:p><text:span text:style-name="T1">stopBtn</text:span></text:p>
          </draw:text-box>
        </draw:frame>
        <draw:frame draw:style-name="gr11" draw:text-style-name="P3" draw:layer="layout" svg:width="2.382cm" svg:height="0.806cm" svg:x="2.8cm" svg:y="5.4cm">
          <draw:text-box>
            <text:p><text:span text:style-name="T1">clockBtn</text:span></text:p>
          </draw:text-box>
        </draw:frame>
        <draw:frame draw:style-name="gr11" draw:text-style-name="P3" draw:layer="layout" svg:width="2.382cm" svg:height="0.806cm" svg:x="10.374cm" svg:y="3.083cm">
          <draw:text-box>
            <text:p><text:span text:style-name="T1">clockBtn</text:span></text:p>
          </draw:text-box>
        </draw:frame>
        <draw:frame draw:style-name="gr11" draw:text-style-name="P3" draw:layer="layout" svg:width="2.382cm" svg:height="0.806cm" svg:x="17.8cm" svg:y="3.083cm">
          <draw:text-box>
            <text:p><text:span text:style-name="T1">clockBtn</text:span></text:p>
          </draw:text-box>
        </draw:frame>
        <draw:frame draw:style-name="gr6" draw:text-style-name="P3" draw:layer="layout" svg:width="2.334cm" svg:height="0.806cm" svg:x="13.8cm" svg:y="17.6cm">
          <draw:text-box>
            <text:p><text:span text:style-name="T1">startBtn</text:span></text:p>
          </draw:text-box>
        </draw:frame>
        <draw:frame draw:style-name="gr11" draw:text-style-name="P3" draw:layer="layout" svg:width="2.132cm" svg:height="0.806cm" svg:x="24cm" svg:y="12.831cm">
          <draw:text-box>
            <text:p><text:span text:style-name="T1">timeout</text:span></text:p>
          </draw:text-box>
        </draw:frame>
        <draw:connector draw:style-name="gr4" draw:text-style-name="P2" draw:layer="layout" draw:type="lines" svg:x1="22.759cm" svg:y1="12.794cm" svg:x2="25.344cm" svg:y2="11.582cm" draw:start-shape="id9" draw:start-glue-point="9" draw:end-shape="id7" draw:end-glue-point="7" svg:d="M22759 12794v843l2585-1335v-720" svg:viewBox="0 0 2586 2056">
          <text:p/>
        </draw:connector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incent Gaillard</meta:initial-creator>
    <meta:creation-date>2017-02-20T11:00:06.477252897</meta:creation-date>
    <dc:date>2017-02-20T11:33:20.143476694</dc:date>
    <dc:creator>Vincent Gaillard</dc:creator>
    <meta:editing-duration>PT18M1S</meta:editing-duration>
    <meta:editing-cycles>6</meta:editing-cycles>
    <meta:generator>LibreOffice/4.3.3.2$Linux_X86_64 LibreOffice_project/430m0$Build-2</meta:generator>
    <meta:document-statistic meta:object-count="59"/>
  </office:meta>
</office:document-meta>
</file>